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0926" officeooo:paragraph-rsid="000b0926"/>
    </style:style>
    <style:style style:name="P2" style:family="paragraph" style:parent-style-name="Standard">
      <style:text-properties officeooo:rsid="000b0926" officeooo:paragraph-rsid="000b8a2e"/>
    </style:style>
    <style:style style:name="P3" style:family="paragraph" style:parent-style-name="Standard">
      <style:text-properties officeooo:rsid="000bc043" officeooo:paragraph-rsid="000bc043"/>
    </style:style>
    <style:style style:name="T1" style:family="text">
      <style:text-properties officeooo:rsid="000b8a2e"/>
    </style:style>
    <style:style style:name="T2" style:family="text">
      <style:text-properties officeooo:rsid="000bc0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lam Hangat Sahabat,</text:p>
      <text:p text:style-name="P1"/>
      <text:p text:style-name="P1">Akhirnya telah rampung juga hasil buatan ‘dapur software PMC’, sebuah Aplikasi Perpustakaan Sekolah Sederhana yang dirancang agar mudah dipakai dan digunakan. Pembuatan Aplikasi ini adalah sebagai wujud komitmen saya dalam membuat produk software yang sederhana tapi tetap mumpuni untuk digunakan bagi Sahabat. </text:p>
      <text:p text:style-name="P1"/>
      <text:p text:style-name="P2">Beberapa fitur memang tidak ditambah didalam aplikasi software ini untuk tetap menjaga kesederhanaannya. Software ini cocok digunakan untuk toko Perpustakaan sekolah, <text:span text:style-name="T2">Tempat</text:span> Peminjaman Buku, <text:span text:style-name="T2">Tempat </text:span>Taman Baca, dll <text:span text:style-name="T1">(</text:span>Beberapa modifikasi mungkin diperlukan untuk lebih menyesuaikan dengan kondisi di tempat Sahabat<text:span text:style-name="T1">)</text:span>. Namun demikian, software ini belum cocok bila digunakan oleh toko berskala besar <text:span text:style-name="T1">yang memiliki tingkat kompleksitas yang tinggi sehingga </text:span>memerlukan beberapa fitur tambahan <text:span text:style-name="T1">yang menunjang</text:span>.</text:p>
      <text:p text:style-name="P2"/>
      <text:p text:style-name="P2"><text:span text:style-name="T1">Beberapa fitur yang ingin dibuatkan/ditambah ke dalam software tersebut bagi saya mungkin akan terasa lebih rumit dan memerlukan waktu yang agak lama untuk dikerjakan. Sahabat dapat memberikan upah kepada saya sebagai jasa atas pekerjaan yang akan saya lakukan. Beberapa Rupiah itu adalah untuk membuat sebuah aplikasi perpustakaan yang dapat menunjang kegiatan di tempat Sahabat, semoga dapat dimaklumi.</text:span></text:p>
      <text:p text:style-name="P2"/>
      <text:p text:style-name="P3">Fitur dasar yang ada :</text:p>
      <text:p text:style-name="P3">- <text:s/>Data buku, Peminjaman, Pengembalian, Stok Buku , Stok berdasarkan DDC</text:p>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09:24:27.894947297</meta:creation-date>
    <dc:date>2016-04-12T09:56:22.499076476</dc:date>
    <meta:editing-duration>PT8M51S</meta:editing-duration>
    <meta:editing-cycles>1</meta:editing-cycles>
    <meta:document-statistic meta:table-count="0" meta:image-count="0" meta:object-count="0" meta:page-count="1" meta:paragraph-count="6" meta:word-count="183" meta:character-count="1331" meta:non-whitespace-character-count="1152"/>
    <meta:generator>LibreOffice/5.1.2.1.0$Linux_x86 LibreOffice_project/10m0$Build-1</meta:generator>
  </office:meta>
</office:document-meta>
</file>